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2.6193in"/>
    </style:style>
    <style:style style:name="co23" style:family="table-column">
      <style:table-column-properties fo:break-before="auto" style:column-width="7.6547in"/>
    </style:style>
    <style:style style:name="co24" style:family="table-column">
      <style:table-column-properties fo:break-before="auto" style:column-width="2.4016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0.4102in"/>
    </style:style>
    <style:style style:name="co27" style:family="table-column">
      <style:table-column-properties fo:break-before="auto" style:column-width="0.5283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9.9925in"/>
    </style:style>
    <style:style style:name="co30" style:family="table-column">
      <style:table-column-properties fo:break-before="auto" style:column-width="3.259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2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24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30" style:family="table-cell" style:parent-style-name="Default" style:data-style-name="N37"/>
    <style:style style:name="ce29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4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4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45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4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9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5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54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5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ce26"/>
        <table:table-column table:style-name="co12" table:number-columns-repeated="1013" table:default-cell-style-name="ce26"/>
        <table:table-row table:style-name="ro1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kit</text:p>
          </table:table-cell>
          <table:table-cell table:style-name="ce1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17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5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2" table:default-cell-style-name="ce22"/>
        <table:table-column table:style-name="co20" table:default-cell-style-name="ce22"/>
        <table:table-column table:style-name="co21" table:default-cell-style-name="ce22"/>
        <table:table-column table:style-name="co8" table:default-cell-style-name="ce22"/>
        <table:table-column table:style-name="co22" table:default-cell-style-name="ce17"/>
        <table:table-column table:style-name="co12" table:number-columns-repeated="1011" table:default-cell-style-name="ce17"/>
        <table:table-row table:style-name="ro3">
          <table:table-cell table:style-name="ce15" office:value-type="string" calcext:value-type="string">
            <text:p>file</text:p>
          </table:table-cell>
          <table:table-cell table:style-name="ce19" office:value-type="string" calcext:value-type="string">
            <text:p>timing</text:p>
          </table:table-cell>
          <table:table-cell table:style-name="ce19" office:value-type="string" calcext:value-type="string">
            <text:p>magical</text:p>
          </table:table-cell>
          <table:table-cell table:style-name="ce19" office:value-type="string" calcext:value-type="string">
            <text:p>power</text:p>
          </table:table-cell>
          <table:table-cell table:style-name="ce19" office:value-type="string" calcext:value-type="string">
            <text:p>spee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thac0</text:p>
          </table:table-cell>
          <table:table-cell table:style-name="ce19" office:value-type="string" calcext:value-type="string">
            <text:p>lor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f</text:p>
          </table:table-cell>
          <table:table-cell table:style-name="ce19" office:value-type="string" calcext:value-type="string">
            <text:p>enchantment</text:p>
          </table:table-cell>
          <table:table-cell table:style-name="ce19" office:value-type="string" calcext:value-type="string">
            <text:p>dispellable</text:p>
          </table:table-cell>
          <table:table-cell table:style-name="ce15" office:value-type="string" calcext:value-type="string">
            <text:p>notes</text:p>
          </table:table-cell>
          <table:table-cell table:style-name="ce23" table:number-columns-repeated="1010"/>
          <table:table-cell table:style-name="ce24"/>
        </table:table-row>
        <table:table-row table:style-name="ro3">
          <table:table-cell table:style-name="ce31" office:value-type="string" calcext:value-type="string">
            <text:p>comps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ene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fireseed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ghoul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melfme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>
          <table:table-cell table:style-name="ce31" office:value-type="string" calcext:value-type="string">
            <text:p>sw1h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1"/>
        </table:table-row>
        <table:table-row table:style-name="ro3" table:number-rows-repeated="55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21" table:number-columns-repeated="11"/>
          <table:table-cell table:style-name="ce31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office:forms form:automatic-focus="false" form:apply-design-mode="false"/>
        <table:table-column table:style-name="co23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 =&gt; &quot;;[$'bg item'.$A1];&quot; // &quot;;[$'bg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 =&gt; &quot;;[$'bg item'.$A2];&quot; // &quot;;[$'bg item'.$M2])" office:value-type="string" office:string-value="  comps18, null, null, null, null, null, null, null, null, null, 0, null =&gt; comps18 // tbd, cam: sword of balduran should be zero enchantment" calcext:value-type="string">
            <text:p><text:s text:c="2"/>comps18, null, null, null, null, null, null, null, null, null, 0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 =&gt; &quot;;[$'bg item'.$A3];&quot; // &quot;;[$'bg item'.$M3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 =&gt; &quot;;[$'bg item'.$A4];&quot; // &quot;;[$'bg item'.$M4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 =&gt; &quot;;[$'bg item'.$A5];&quot; // &quot;;[$'bg item'.$M5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 =&gt; &quot;;[$'bg item'.$A6];&quot; // &quot;;[$'bg item'.$M6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 =&gt; &quot;;[$'bg item'.$A7];&quot; // &quot;;[$'bg item'.$M7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 =&gt; &quot;;[$'bg item'.$A8];&quot; // &quot;;[$'bg item'.$M8])" office:value-type="string" office:string-value="  sw1h18, null, null, null, null, null, null, null, null, null, 0, null =&gt; sw1h18 // tbd, cam: sword of balduran should be zero enchantment" calcext:value-type="string">
            <text:p><text:s text:c="2"/>sw1h18, null, null, null, null, null, null, null, null, null, 0, null =&gt; sw1h18 // tbd, cam: sword of balduran should be zero enchantment</text:p>
          </table:table-cell>
        </table:table-row>
        <table:table-row table:style-name="ro3" table:number-rows-repeated="591">
          <table:table-cell/>
        </table:table-row>
        <table:table-row table:style-name="ro3">
          <table:table-cell table:style-name="ce30"/>
        </table:table-row>
      </table:table>
      <table:table table:name="bg spell" table:style-name="ta1">
        <office:forms form:automatic-focus="false" form:apply-design-mode="false"/>
        <table:table-column table:style-name="co24" table:default-cell-style-name="ce28"/>
        <table:table-column table:style-name="co17" table:default-cell-style-name="ce33"/>
        <table:table-column table:style-name="co25" table:default-cell-style-name="ce33"/>
        <table:table-column table:style-name="co19" table:default-cell-style-name="ce33"/>
        <table:table-column table:style-name="co26" table:default-cell-style-name="ce33"/>
        <table:table-column table:style-name="co1" table:default-cell-style-name="ce33"/>
        <table:table-column table:style-name="co15" table:default-cell-style-name="ce33"/>
        <table:table-column table:style-name="co19" table:default-cell-style-name="ce33"/>
        <table:table-column table:style-name="co7" table:default-cell-style-name="ce33"/>
        <table:table-column table:style-name="co27" table:default-cell-style-name="ce33"/>
        <table:table-column table:style-name="co14" table:default-cell-style-name="ce33"/>
        <table:table-column table:style-name="co2" table:default-cell-style-name="ce33"/>
        <table:table-column table:style-name="co28" table:default-cell-style-name="ce35"/>
        <table:table-column table:style-name="co12" table:number-columns-repeated="1011" table:default-cell-style-name="ce35"/>
        <table:table-row table:style-name="ro3">
          <table:table-cell table:style-name="ce29" office:value-type="string" calcext:value-type="string">
            <text:p>file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string" calcext:value-type="string">
            <text:p>resist_dispel</text:p>
          </table:table-cell>
          <table:table-cell table:style-name="ce32" office:value-type="string" calcext:value-type="string">
            <text:p>stack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wild_magic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range</text:p>
          </table:table-cell>
          <table:table-cell table:style-name="ce32" office:value-type="string" calcext:value-type="string">
            <text:p>animation</text:p>
          </table:table-cell>
          <table:table-cell table:style-name="ce32" office:value-type="string" calcext:value-type="string">
            <text:p>school</text:p>
          </table:table-cell>
          <table:table-cell table:style-name="ce32" office:value-type="string" calcext:value-type="string">
            <text:p>secondary</text:p>
          </table:table-cell>
          <table:table-cell table:style-name="ce32" office:value-type="string" calcext:value-type="string">
            <text:p>type</text:p>
          </table:table-cell>
          <table:table-cell table:style-name="ce29" office:value-type="string" calcext:value-type="string">
            <text:p>notes</text:p>
          </table:table-cell>
          <table:table-cell table:style-name="ce29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office:forms form:automatic-focus="false" form:apply-design-mode="false"/>
        <table:table-column table:style-name="co29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30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ce26"/>
        <table:table-column table:style-name="co12" table:number-columns-repeated="1013" table:default-cell-style-name="ce26"/>
        <table:table-row table:style-name="ro1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kit</text:p>
          </table:table-cell>
          <table:table-cell table:style-name="ce1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7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40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5" table:default-cell-style-name="ce43"/>
        <table:table-column table:style-name="co18" table:default-cell-style-name="ce43"/>
        <table:table-column table:style-name="co19" table:default-cell-style-name="ce43"/>
        <table:table-column table:style-name="co5" table:default-cell-style-name="ce43"/>
        <table:table-column table:style-name="co2" table:default-cell-style-name="ce43"/>
        <table:table-column table:style-name="co20" table:default-cell-style-name="ce43"/>
        <table:table-column table:style-name="co21" table:default-cell-style-name="ce43"/>
        <table:table-column table:style-name="co8" table:default-cell-style-name="ce43"/>
        <table:table-column table:style-name="co22" table:default-cell-style-name="ce40"/>
        <table:table-column table:style-name="co12" table:number-columns-repeated="1011" table:default-cell-style-name="ce40"/>
        <table:table-row table:style-name="ro3">
          <table:table-cell table:style-name="ce38" office:value-type="string" calcext:value-type="string">
            <text:p>file</text:p>
          </table:table-cell>
          <table:table-cell table:style-name="ce41" office:value-type="string" calcext:value-type="string">
            <text:p>timing</text:p>
          </table:table-cell>
          <table:table-cell table:style-name="ce41" office:value-type="string" calcext:value-type="string">
            <text:p>magical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thac0</text:p>
          </table:table-cell>
          <table:table-cell table:style-name="ce41" office:value-type="string" calcext:value-type="string">
            <text:p>lore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prof</text:p>
          </table:table-cell>
          <table:table-cell table:style-name="ce41" office:value-type="string" calcext:value-type="string">
            <text:p>enchantment</text:p>
          </table:table-cell>
          <table:table-cell table:style-name="ce41" office:value-type="string" calcext:value-type="string">
            <text:p>dispellable</text:p>
          </table:table-cell>
          <table:table-cell table:style-name="ce38" office:value-type="string" calcext:value-type="string">
            <text:p>notes</text:p>
          </table:table-cell>
          <table:table-cell table:style-name="ce44" table:number-columns-repeated="1010"/>
          <table:table-cell table:style-name="ce45"/>
        </table:table-row>
        <table:table-row table:style-name="ro3">
          <table:table-cell table:style-name="ce39" office:value-type="string" calcext:value-type="string">
            <text:p>aegis</text:p>
          </table:table-cell>
          <table:table-cell table:number-columns-repeated="9" table:style-name="ce42" office:value-type="string" calcext:value-type="string">
            <text:p>null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null</text:p>
          </table:table-cell>
          <table:table-cell table:style-name="ce39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39" office:value-type="string" calcext:value-type="string">
            <text:p>aegis2</text:p>
          </table:table-cell>
          <table:table-cell table:number-columns-repeated="9" table:style-name="ce42" office:value-type="string" calcext:value-type="string">
            <text:p>null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null</text:p>
          </table:table-cell>
          <table:table-cell table:style-name="ce39" office:value-type="string" calcext:value-type="string">
            <text:p>tbd, cam: aegis fang has wrong enchantment level</text:p>
          </table:table-cell>
          <table:table-cell table:number-columns-repeated="1011"/>
        </table:table-row>
        <table:table-row table:style-name="ro3">
          <table:table-cell table:style-name="ce39" office:value-type="string" calcext:value-type="string">
            <text:p>eneblade</text:p>
          </table:table-cell>
          <table:table-cell table:number-columns-repeated="2" table:style-name="ce42" office:value-type="string" calcext:value-type="string">
            <text:p>null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42" office:value-type="string" calcext:value-type="string">
            <text:p>null</text:p>
          </table:table-cell>
          <table:table-cell table:style-name="ce39" office:value-type="string" calcext:value-type="string">
            <text:p>luke: Energy Blade – should not interact with spell protections</text:p>
          </table:table-cell>
          <table:table-cell table:number-columns-repeated="1011"/>
        </table:table-row>
        <table:table-row table:style-name="ro3">
          <table:table-cell table:style-name="ce39" office:value-type="string" calcext:value-type="string">
            <text:p>fblade</text:p>
          </table:table-cell>
          <table:table-cell table:number-columns-repeated="2" table:style-name="ce42" office:value-type="string" calcext:value-type="string">
            <text:p>null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42" office:value-type="string" calcext:value-type="string">
            <text:p>null</text:p>
          </table:table-cell>
          <table:table-cell table:style-name="ce39" office:value-type="string" calcext:value-type="string">
            <text:p>luke: flame blade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9" office:value-type="string" calcext:value-type="string">
            <text:p>fireseed</text:p>
          </table:table-cell>
          <table:table-cell table:number-columns-repeated="2" table:style-name="ce42" office:value-type="string" calcext:value-type="string">
            <text:p>null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42" office:value-type="string" calcext:value-type="string">
            <text:p>null</text:p>
          </table:table-cell>
          <table:table-cell table:style-name="ce39" office:value-type="string" calcext:value-type="string">
            <text:p>luke: Fire Seed should not interact with level-based spell protections</text:p>
          </table:table-cell>
          <table:table-cell table:number-columns-repeated="1011"/>
        </table:table-row>
        <table:table-row table:style-name="ro3">
          <table:table-cell table:style-name="ce39" office:value-type="string" calcext:value-type="string">
            <text:p>ghoult</text:p>
          </table:table-cell>
          <table:table-cell table:number-columns-repeated="2" table:style-name="ce42" office:value-type="string" calcext:value-type="string">
            <text:p>null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42" office:value-type="string" calcext:value-type="string">
            <text:p>null</text:p>
          </table:table-cell>
          <table:table-cell table:style-name="ce39" office:value-type="string" calcext:value-type="string">
            <text:p>luke: Ghoul Touch – should not interact with spell protections</text:p>
          </table:table-cell>
          <table:table-cell table:number-columns-repeated="1011"/>
        </table:table-row>
        <table:table-row table:style-name="ro3">
          <table:table-cell table:style-name="ce39" office:value-type="string" calcext:value-type="string">
            <text:p>melfmet</text:p>
          </table:table-cell>
          <table:table-cell table:number-columns-repeated="2" table:style-name="ce42" office:value-type="string" calcext:value-type="string">
            <text:p>null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42" office:value-type="string" calcext:value-type="string">
            <text:p>null</text:p>
          </table:table-cell>
          <table:table-cell table:style-name="ce39" office:value-type="string" calcext:value-type="string">
            <text:p>luke: Melf's Minute Meteors – should not interact with spell protections</text:p>
          </table:table-cell>
          <table:table-cell table:number-columns-repeated="1011"/>
        </table:table-row>
        <table:table-row table:style-name="ro3" table:number-rows-repeated="55">
          <table:table-cell table:style-name="ce39"/>
          <table:table-cell table:style-name="ce42" table:number-columns-repeated="11"/>
          <table:table-cell table:style-name="ce3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9"/>
          <table:table-cell table:style-name="ce42" table:number-columns-repeated="11"/>
          <table:table-cell table:style-name="ce39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A1:'bg2 item'.AMJ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office:forms form:automatic-focus="false" form:apply-design-mode="false"/>
        <table:table-column table:style-name="co23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 =&gt; &quot;;[$'bg2 item'.$A1];&quot; // &quot;;[$'bg2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 =&gt; &quot;;[$'bg2 item'.$A2];&quot; // &quot;;[$'bg2 item'.$M2])" office:value-type="string" office:string-value="  aegis, null, null, null, null, null, null, null, null, null, 3, null =&gt; aegis // tbd, cam: aegis fang has wrong enchantment level" calcext:value-type="string">
            <text:p><text:s text:c="2"/>aegis, null, null, null, null, null, null, null, null, null, 3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 =&gt; &quot;;[$'bg2 item'.$A3];&quot; // &quot;;[$'bg2 item'.$M3])" office:value-type="string" office:string-value="  aegis2, null, null, null, null, null, null, null, null, null, 3, null =&gt; aegis2 // tbd, cam: aegis fang has wrong enchantment level" calcext:value-type="string">
            <text:p><text:s text:c="2"/>aegis2, null, null, null, null, null, null, null, null, null, 3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 =&gt; &quot;;[$'bg2 item'.$A4];&quot; // &quot;;[$'bg2 item'.$M4])" office:value-type="string" office:string-value="  eneblade, null, null, 0, null, null, null, null, null, null, null, null =&gt; eneblade // luke: Energy Blade – should not interact with spell protections" calcext:value-type="string">
            <text:p><text:s text:c="2"/>eneblade, null, null, 0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 =&gt; &quot;;[$'bg2 item'.$A5];&quot; // &quot;;[$'bg2 item'.$M5])" office:value-type="string" office:string-value="  fblade, null, null, 0, null, null, null, null, null, null, null, null =&gt; fblade // luke: flame blade should not interact with level-based spell protections" calcext:value-type="string">
            <text:p><text:s text:c="2"/>fblade, null, null, 0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 =&gt; &quot;;[$'bg2 item'.$A6];&quot; // &quot;;[$'bg2 item'.$M6])" office:value-type="string" office:string-value="  fireseed, null, null, 0, null, null, null, null, null, null, null, null =&gt; fireseed // luke: Fire Seed should not interact with level-based spell protections" calcext:value-type="string">
            <text:p><text:s text:c="2"/>fireseed, null, null, 0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 =&gt; &quot;;[$'bg2 item'.$A7];&quot; // &quot;;[$'bg2 item'.$M7])" office:value-type="string" office:string-value="  ghoult, null, null, 0, null, null, null, null, null, null, null, null =&gt; ghoult // luke: Ghoul Touch – should not interact with spell protections" calcext:value-type="string">
            <text:p><text:s text:c="2"/>ghoult, null, null, 0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 =&gt; &quot;;[$'bg2 item'.$A8];&quot; // &quot;;[$'bg2 item'.$M8])" office:value-type="string" office:string-value="  melfmet, null, null, 0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 =&gt; melfmet // luke: Melf's Minute Meteors – should not interact with spell protections</text:p>
          </table:table-cell>
        </table:table-row>
        <table:table-row table:style-name="ro3" table:number-rows-repeated="591">
          <table:table-cell/>
        </table:table-row>
        <table:table-row table:style-name="ro3">
          <table:table-cell table:style-name="ce30"/>
        </table:table-row>
      </table:table>
      <table:table table:name="bg2 spell" table:style-name="ta1">
        <office:forms form:automatic-focus="false" form:apply-design-mode="false"/>
        <table:table-column table:style-name="co24" table:default-cell-style-name="ce46"/>
        <table:table-column table:style-name="co17" table:default-cell-style-name="ce33"/>
        <table:table-column table:style-name="co25" table:default-cell-style-name="ce33"/>
        <table:table-column table:style-name="co19" table:default-cell-style-name="ce33"/>
        <table:table-column table:style-name="co26" table:default-cell-style-name="ce33"/>
        <table:table-column table:style-name="co1" table:default-cell-style-name="ce33"/>
        <table:table-column table:style-name="co15" table:default-cell-style-name="ce33"/>
        <table:table-column table:style-name="co19" table:default-cell-style-name="ce33"/>
        <table:table-column table:style-name="co7" table:default-cell-style-name="ce33"/>
        <table:table-column table:style-name="co27" table:default-cell-style-name="ce33"/>
        <table:table-column table:style-name="co14" table:default-cell-style-name="ce33"/>
        <table:table-column table:style-name="co2" table:default-cell-style-name="ce33"/>
        <table:table-column table:style-name="co28" table:default-cell-style-name="ce35"/>
        <table:table-column table:style-name="co12" table:number-columns-repeated="1011" table:default-cell-style-name="ce35"/>
        <table:table-row table:style-name="ro3">
          <table:table-cell table:style-name="ce29" office:value-type="string" calcext:value-type="string">
            <text:p>file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string" calcext:value-type="string">
            <text:p>resist_dispel</text:p>
          </table:table-cell>
          <table:table-cell table:style-name="ce32" office:value-type="string" calcext:value-type="string">
            <text:p>stack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wild_magic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range</text:p>
          </table:table-cell>
          <table:table-cell table:style-name="ce32" office:value-type="string" calcext:value-type="string">
            <text:p>animation</text:p>
          </table:table-cell>
          <table:table-cell table:style-name="ce32" office:value-type="string" calcext:value-type="string">
            <text:p>school</text:p>
          </table:table-cell>
          <table:table-cell table:style-name="ce32" office:value-type="string" calcext:value-type="string">
            <text:p>secondary</text:p>
          </table:table-cell>
          <table:table-cell table:style-name="ce32" office:value-type="string" calcext:value-type="string">
            <text:p>type</text:p>
          </table:table-cell>
          <table:table-cell table:style-name="ce29" office:value-type="string" calcext:value-type="string">
            <text:p>notes</text:p>
          </table:table-cell>
          <table:table-cell table:style-name="ce29"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2:'bg2 spell'.A1048576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office:forms form:automatic-focus="false" form:apply-design-mode="false"/>
        <table:table-column table:style-name="co29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WIZARD_DEAFNESS%~, null, 1, null, null, null, null, null, null, null, null, null =&gt; ~%WIZARD_DEAFNESS%~ // luke: Deafness – should not bypass Magic Resistance" calcext:value-type="string">
            <text:p><text:s text:c="2"/>~%WIZARD_DEAFNESS%~, null, 1, null, null, null, null, null, null, null, null, null =&gt; ~%WIZARD_DEAFNESS%~ // luke: Deafness – should not bypass Magic Resistance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 table:number-rows-repeated="575">
          <table:table-cell/>
        </table:table-row>
        <table:table-row table:style-name="ro3">
          <table:table-cell table:style-name="ce30"/>
        </table:table-row>
      </table:table>
      <table:table table:name="iwd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ce26"/>
        <table:table-column table:style-name="co12" table:number-columns-repeated="1013" table:default-cell-style-name="ce26"/>
        <table:table-row table:style-name="ro1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kit</text:p>
          </table:table-cell>
          <table:table-cell table:style-name="ce1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office:forms form:automatic-focus="false" form:apply-design-mode="false"/>
        <table:table-column table:style-name="co14" table:default-cell-style-name="ce49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5" table:default-cell-style-name="ce52"/>
        <table:table-column table:style-name="co18" table:default-cell-style-name="ce52"/>
        <table:table-column table:style-name="co19" table:default-cell-style-name="ce52"/>
        <table:table-column table:style-name="co5" table:default-cell-style-name="ce52"/>
        <table:table-column table:style-name="co2" table:default-cell-style-name="ce52"/>
        <table:table-column table:style-name="co20" table:default-cell-style-name="ce52"/>
        <table:table-column table:style-name="co21" table:default-cell-style-name="ce52"/>
        <table:table-column table:style-name="co8" table:default-cell-style-name="ce52"/>
        <table:table-column table:style-name="co22" table:default-cell-style-name="ce49"/>
        <table:table-column table:style-name="co12" table:number-columns-repeated="1011" table:default-cell-style-name="ce49"/>
        <table:table-row table:style-name="ro3">
          <table:table-cell table:style-name="ce47" office:value-type="string" calcext:value-type="string">
            <text:p>file</text:p>
          </table:table-cell>
          <table:table-cell table:style-name="ce50" office:value-type="string" calcext:value-type="string">
            <text:p>timing</text:p>
          </table:table-cell>
          <table:table-cell table:style-name="ce50" office:value-type="string" calcext:value-type="string">
            <text:p>magical</text:p>
          </table:table-cell>
          <table:table-cell table:style-name="ce50" office:value-type="string" calcext:value-type="string">
            <text:p>power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weight</text:p>
          </table:table-cell>
          <table:table-cell table:style-name="ce50" office:value-type="string" calcext:value-type="string">
            <text:p>thac0</text:p>
          </table:table-cell>
          <table:table-cell table:style-name="ce50" office:value-type="string" calcext:value-type="string">
            <text:p>lore</text:p>
          </table:table-cell>
          <table:table-cell table:style-name="ce50" office:value-type="string" calcext:value-type="string">
            <text:p>type</text:p>
          </table:table-cell>
          <table:table-cell table:style-name="ce50" office:value-type="string" calcext:value-type="string">
            <text:p>prof</text:p>
          </table:table-cell>
          <table:table-cell table:style-name="ce50" office:value-type="string" calcext:value-type="string">
            <text:p>enchantment</text:p>
          </table:table-cell>
          <table:table-cell table:style-name="ce50" office:value-type="string" calcext:value-type="string">
            <text:p>dispellable</text:p>
          </table:table-cell>
          <table:table-cell table:style-name="ce47" office:value-type="string" calcext:value-type="string">
            <text:p>notes</text:p>
          </table:table-cell>
          <table:table-cell table:style-name="ce53" table:number-columns-repeated="1010"/>
          <table:table-cell table:style-name="ce54"/>
        </table:table-row>
        <table:table-row table:style-name="ro3" table:number-rows-repeated="62">
          <table:table-cell table:style-name="ce48"/>
          <table:table-cell table:style-name="ce51" table:number-columns-repeated="11"/>
          <table:table-cell table:style-name="ce48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8"/>
          <table:table-cell table:style-name="ce51" table:number-columns-repeated="11"/>
          <table:table-cell table:style-name="ce48"/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office:forms form:automatic-focus="false" form:apply-design-mode="false"/>
        <table:table-column table:style-name="co23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 =&gt; &quot;;[$'iwd item'.$A1];&quot; // &quot;;[$'iwd item'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 =&gt; &quot;;[$'iwd item'.$A2];&quot; // &quot;;[$'iwd item'.$M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 =&gt; &quot;;[$'iwd item'.$A3];&quot; // &quot;;[$'iwd item'.$M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 =&gt; &quot;;[$'iwd item'.$A4];&quot; // &quot;;[$'iwd item'.$M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 =&gt; &quot;;[$'iwd item'.$A5];&quot; // &quot;;[$'iwd item'.$M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 =&gt; &quot;;[$'iwd item'.$A6];&quot; // &quot;;[$'iwd item'.$M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 =&gt; &quot;;[$'iwd item'.$A7];&quot; // &quot;;[$'iwd item'.$M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8];&quot;, &quot;;[$'iwd item'.$B8];&quot;, &quot;;[$'iwd item'.$C8];&quot;, &quot;;[$'iwd item'.$D8];&quot;, &quot;;[$'iwd item'.$E8];&quot;, &quot;;[$'iwd item'.$F8];&quot;, &quot;;[$'iwd item'.$G8];&quot;, &quot;;[$'iwd item'.$H8];&quot;, &quot;;[$'iwd item'.$I8];&quot;, &quot;;[$'iwd item'.$J8];&quot;, &quot;;[$'iwd item'.$K8];&quot;, &quot;;[$'iwd item'.$L8];&quot; =&gt; &quot;;[$'iwd item'.$A8];&quot; // &quot;;[$'iwd item'.$M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9];&quot;, &quot;;[$'iwd item'.$B9];&quot;, &quot;;[$'iwd item'.$C9];&quot;, &quot;;[$'iwd item'.$D9];&quot;, &quot;;[$'iwd item'.$E9];&quot;, &quot;;[$'iwd item'.$F9];&quot;, &quot;;[$'iwd item'.$G9];&quot;, &quot;;[$'iwd item'.$H9];&quot;, &quot;;[$'iwd item'.$I9];&quot;, &quot;;[$'iwd item'.$J9];&quot;, &quot;;[$'iwd item'.$K9];&quot;, &quot;;[$'iwd item'.$L9];&quot; =&gt; &quot;;[$'iwd item'.$A9];&quot; // &quot;;[$'iwd item'.$M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0];&quot;, &quot;;[$'iwd item'.$B10];&quot;, &quot;;[$'iwd item'.$C10];&quot;, &quot;;[$'iwd item'.$D10];&quot;, &quot;;[$'iwd item'.$E10];&quot;, &quot;;[$'iwd item'.$F10];&quot;, &quot;;[$'iwd item'.$G10];&quot;, &quot;;[$'iwd item'.$H10];&quot;, &quot;;[$'iwd item'.$I10];&quot;, &quot;;[$'iwd item'.$J10];&quot;, &quot;;[$'iwd item'.$K10];&quot;, &quot;;[$'iwd item'.$L10];&quot; =&gt; &quot;;[$'iwd item'.$A10];&quot; // &quot;;[$'iwd item'.$M1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1];&quot;, &quot;;[$'iwd item'.$B11];&quot;, &quot;;[$'iwd item'.$C11];&quot;, &quot;;[$'iwd item'.$D11];&quot;, &quot;;[$'iwd item'.$E11];&quot;, &quot;;[$'iwd item'.$F11];&quot;, &quot;;[$'iwd item'.$G11];&quot;, &quot;;[$'iwd item'.$H11];&quot;, &quot;;[$'iwd item'.$I11];&quot;, &quot;;[$'iwd item'.$J11];&quot;, &quot;;[$'iwd item'.$K11];&quot;, &quot;;[$'iwd item'.$L11];&quot; =&gt; &quot;;[$'iwd item'.$A11];&quot; // &quot;;[$'iwd item'.$M1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2];&quot;, &quot;;[$'iwd item'.$B12];&quot;, &quot;;[$'iwd item'.$C12];&quot;, &quot;;[$'iwd item'.$D12];&quot;, &quot;;[$'iwd item'.$E12];&quot;, &quot;;[$'iwd item'.$F12];&quot;, &quot;;[$'iwd item'.$G12];&quot;, &quot;;[$'iwd item'.$H12];&quot;, &quot;;[$'iwd item'.$I12];&quot;, &quot;;[$'iwd item'.$J12];&quot;, &quot;;[$'iwd item'.$K12];&quot;, &quot;;[$'iwd item'.$L12];&quot; =&gt; &quot;;[$'iwd item'.$A12];&quot; // &quot;;[$'iwd item'.$M1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3];&quot;, &quot;;[$'iwd item'.$B13];&quot;, &quot;;[$'iwd item'.$C13];&quot;, &quot;;[$'iwd item'.$D13];&quot;, &quot;;[$'iwd item'.$E13];&quot;, &quot;;[$'iwd item'.$F13];&quot;, &quot;;[$'iwd item'.$G13];&quot;, &quot;;[$'iwd item'.$H13];&quot;, &quot;;[$'iwd item'.$I13];&quot;, &quot;;[$'iwd item'.$J13];&quot;, &quot;;[$'iwd item'.$K13];&quot;, &quot;;[$'iwd item'.$L13];&quot; =&gt; &quot;;[$'iwd item'.$A13];&quot; // &quot;;[$'iwd item'.$M13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4];&quot;, &quot;;[$'iwd item'.$B14];&quot;, &quot;;[$'iwd item'.$C14];&quot;, &quot;;[$'iwd item'.$D14];&quot;, &quot;;[$'iwd item'.$E14];&quot;, &quot;;[$'iwd item'.$F14];&quot;, &quot;;[$'iwd item'.$G14];&quot;, &quot;;[$'iwd item'.$H14];&quot;, &quot;;[$'iwd item'.$I14];&quot;, &quot;;[$'iwd item'.$J14];&quot;, &quot;;[$'iwd item'.$K14];&quot;, &quot;;[$'iwd item'.$L14];&quot; =&gt; &quot;;[$'iwd item'.$A14];&quot; // &quot;;[$'iwd item'.$M14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5];&quot;, &quot;;[$'iwd item'.$B15];&quot;, &quot;;[$'iwd item'.$C15];&quot;, &quot;;[$'iwd item'.$D15];&quot;, &quot;;[$'iwd item'.$E15];&quot;, &quot;;[$'iwd item'.$F15];&quot;, &quot;;[$'iwd item'.$G15];&quot;, &quot;;[$'iwd item'.$H15];&quot;, &quot;;[$'iwd item'.$I15];&quot;, &quot;;[$'iwd item'.$J15];&quot;, &quot;;[$'iwd item'.$K15];&quot;, &quot;;[$'iwd item'.$L15];&quot; =&gt; &quot;;[$'iwd item'.$A15];&quot; // &quot;;[$'iwd item'.$M15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6];&quot;, &quot;;[$'iwd item'.$B16];&quot;, &quot;;[$'iwd item'.$C16];&quot;, &quot;;[$'iwd item'.$D16];&quot;, &quot;;[$'iwd item'.$E16];&quot;, &quot;;[$'iwd item'.$F16];&quot;, &quot;;[$'iwd item'.$G16];&quot;, &quot;;[$'iwd item'.$H16];&quot;, &quot;;[$'iwd item'.$I16];&quot;, &quot;;[$'iwd item'.$J16];&quot;, &quot;;[$'iwd item'.$K16];&quot;, &quot;;[$'iwd item'.$L16];&quot; =&gt; &quot;;[$'iwd item'.$A16];&quot; // &quot;;[$'iwd item'.$M16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7];&quot;, &quot;;[$'iwd item'.$B17];&quot;, &quot;;[$'iwd item'.$C17];&quot;, &quot;;[$'iwd item'.$D17];&quot;, &quot;;[$'iwd item'.$E17];&quot;, &quot;;[$'iwd item'.$F17];&quot;, &quot;;[$'iwd item'.$G17];&quot;, &quot;;[$'iwd item'.$H17];&quot;, &quot;;[$'iwd item'.$I17];&quot;, &quot;;[$'iwd item'.$J17];&quot;, &quot;;[$'iwd item'.$K17];&quot;, &quot;;[$'iwd item'.$L17];&quot; =&gt; &quot;;[$'iwd item'.$A17];&quot; // &quot;;[$'iwd item'.$M17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8];&quot;, &quot;;[$'iwd item'.$B18];&quot;, &quot;;[$'iwd item'.$C18];&quot;, &quot;;[$'iwd item'.$D18];&quot;, &quot;;[$'iwd item'.$E18];&quot;, &quot;;[$'iwd item'.$F18];&quot;, &quot;;[$'iwd item'.$G18];&quot;, &quot;;[$'iwd item'.$H18];&quot;, &quot;;[$'iwd item'.$I18];&quot;, &quot;;[$'iwd item'.$J18];&quot;, &quot;;[$'iwd item'.$K18];&quot;, &quot;;[$'iwd item'.$L18];&quot; =&gt; &quot;;[$'iwd item'.$A18];&quot; // &quot;;[$'iwd item'.$M18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19];&quot;, &quot;;[$'iwd item'.$B19];&quot;, &quot;;[$'iwd item'.$C19];&quot;, &quot;;[$'iwd item'.$D19];&quot;, &quot;;[$'iwd item'.$E19];&quot;, &quot;;[$'iwd item'.$F19];&quot;, &quot;;[$'iwd item'.$G19];&quot;, &quot;;[$'iwd item'.$H19];&quot;, &quot;;[$'iwd item'.$I19];&quot;, &quot;;[$'iwd item'.$J19];&quot;, &quot;;[$'iwd item'.$K19];&quot;, &quot;;[$'iwd item'.$L19];&quot; =&gt; &quot;;[$'iwd item'.$A19];&quot; // &quot;;[$'iwd item'.$M19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0];&quot;, &quot;;[$'iwd item'.$B20];&quot;, &quot;;[$'iwd item'.$C20];&quot;, &quot;;[$'iwd item'.$D20];&quot;, &quot;;[$'iwd item'.$E20];&quot;, &quot;;[$'iwd item'.$F20];&quot;, &quot;;[$'iwd item'.$G20];&quot;, &quot;;[$'iwd item'.$H20];&quot;, &quot;;[$'iwd item'.$I20];&quot;, &quot;;[$'iwd item'.$J20];&quot;, &quot;;[$'iwd item'.$K20];&quot;, &quot;;[$'iwd item'.$L20];&quot; =&gt; &quot;;[$'iwd item'.$A20];&quot; // &quot;;[$'iwd item'.$M20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1];&quot;, &quot;;[$'iwd item'.$B21];&quot;, &quot;;[$'iwd item'.$C21];&quot;, &quot;;[$'iwd item'.$D21];&quot;, &quot;;[$'iwd item'.$E21];&quot;, &quot;;[$'iwd item'.$F21];&quot;, &quot;;[$'iwd item'.$G21];&quot;, &quot;;[$'iwd item'.$H21];&quot;, &quot;;[$'iwd item'.$I21];&quot;, &quot;;[$'iwd item'.$J21];&quot;, &quot;;[$'iwd item'.$K21];&quot;, &quot;;[$'iwd item'.$L21];&quot; =&gt; &quot;;[$'iwd item'.$A21];&quot; // &quot;;[$'iwd item'.$M21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>
          <table:table-cell table:formula="of:=CONCATENATE(;&quot;  &quot;;[$'iwd item'.$A22];&quot;, &quot;;[$'iwd item'.$B22];&quot;, &quot;;[$'iwd item'.$C22];&quot;, &quot;;[$'iwd item'.$D22];&quot;, &quot;;[$'iwd item'.$E22];&quot;, &quot;;[$'iwd item'.$F22];&quot;, &quot;;[$'iwd item'.$G22];&quot;, &quot;;[$'iwd item'.$H22];&quot;, &quot;;[$'iwd item'.$I22];&quot;, &quot;;[$'iwd item'.$J22];&quot;, &quot;;[$'iwd item'.$K22];&quot;, &quot;;[$'iwd item'.$L22];&quot; =&gt; &quot;;[$'iwd item'.$A22];&quot; // &quot;;[$'iwd item'.$M22])" office:value-type="string" office:string-value="  , , , , , , , , , , ,  =&gt;  // " calcext:value-type="string">
            <text:p><text:s text:c="2"/>, , , , , , , , , , , <text:s/>=&gt; <text:s/>// </text:p>
          </table:table-cell>
        </table:table-row>
        <table:table-row table:style-name="ro3" table:number-rows-repeated="577">
          <table:table-cell/>
        </table:table-row>
        <table:table-row table:style-name="ro3">
          <table:table-cell table:style-name="ce30"/>
        </table:table-row>
      </table:table>
      <table:table table:name="iwd spell" table:style-name="ta1">
        <office:forms form:automatic-focus="false" form:apply-design-mode="false"/>
        <table:table-column table:style-name="co30" table:default-cell-style-name="ce55"/>
        <table:table-column table:style-name="co17" table:default-cell-style-name="ce33"/>
        <table:table-column table:style-name="co25" table:default-cell-style-name="ce33"/>
        <table:table-column table:style-name="co19" table:default-cell-style-name="ce33"/>
        <table:table-column table:style-name="co26" table:default-cell-style-name="ce33"/>
        <table:table-column table:style-name="co1" table:default-cell-style-name="ce33"/>
        <table:table-column table:style-name="co15" table:default-cell-style-name="ce33"/>
        <table:table-column table:style-name="co19" table:default-cell-style-name="ce33"/>
        <table:table-column table:style-name="co7" table:default-cell-style-name="ce33"/>
        <table:table-column table:style-name="co27" table:default-cell-style-name="ce33"/>
        <table:table-column table:style-name="co14" table:default-cell-style-name="ce33"/>
        <table:table-column table:style-name="co2" table:default-cell-style-name="ce33"/>
        <table:table-column table:style-name="co28" table:default-cell-style-name="ce35"/>
        <table:table-column table:style-name="co12" table:number-columns-repeated="1011" table:default-cell-style-name="ce35"/>
        <table:table-row table:style-name="ro3">
          <table:table-cell table:style-name="ce29" office:value-type="string" calcext:value-type="string">
            <text:p>file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string" calcext:value-type="string">
            <text:p>resist_dispel</text:p>
          </table:table-cell>
          <table:table-cell table:style-name="ce32" office:value-type="string" calcext:value-type="string">
            <text:p>stack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wild_magic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range</text:p>
          </table:table-cell>
          <table:table-cell table:style-name="ce32" office:value-type="string" calcext:value-type="string">
            <text:p>animation</text:p>
          </table:table-cell>
          <table:table-cell table:style-name="ce32" office:value-type="string" calcext:value-type="string">
            <text:p>school</text:p>
          </table:table-cell>
          <table:table-cell table:style-name="ce32" office:value-type="string" calcext:value-type="string">
            <text:p>secondary</text:p>
          </table:table-cell>
          <table:table-cell table:style-name="ce32" office:value-type="string" calcext:value-type="string">
            <text:p>type</text:p>
          </table:table-cell>
          <table:table-cell table:style-name="ce29" office:value-type="string" calcext:value-type="string">
            <text:p>notes</text:p>
          </table:table-cell>
          <table:table-cell table:style-name="ce29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56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office:forms form:automatic-focus="false" form:apply-design-mode="false"/>
        <table:table-column table:style-name="co29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30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10:44:16.48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5T12:05:32.782000000</dc:date>
    <meta:editing-duration>P2DT16H28M21S</meta:editing-duration>
    <meta:editing-cycles>90</meta:editing-cycles>
    <meta:generator>LibreOffice/7.2.1.2$Windows_X86_64 LibreOffice_project/87b77fad49947c1441b67c559c339af8f3517e22</meta:generator>
    <meta:document-statistic meta:table-count="18" meta:cell-count="2649" meta:object-count="0"/>
  </office:meta>
</office:document-meta>
</file>